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Heading_20_1" style:list-style-name="WWNum1"/>
    <style:style style:name="P1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fo:font-style="italic" fo:font-weight="bold" style:font-style-asian="italic" style:font-weight-asian="bold"/>
    </style:style>
    <style:style style:name="T11" style:family="text">
      <style:text-properties style:font-name="Consolas" fo:font-style="italic" fo:font-weight="bold" style:font-name-asian="Consolas1" style:font-style-asian="italic" style:font-weight-asian="bold" style:font-name-complex="Consolas1"/>
    </style:style>
    <style:style style:name="T12" style:family="text">
      <style:text-properties fo:font-weight="bold" style:font-weight-asian="bold"/>
    </style:style>
    <style:style style:name="T13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aczyuw2yex2w"/><text:span text:style-name="T1">Sistemas Informáticos (Computer Systems)</text:span><text:span text:style-name="T2"><text:line-break/></text:span><text:span text:style-name="T3">Scripting in Python 01. Guide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4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September 2022</text:span></text:p>
      <text:p text:style-name="P5"/>
      <text:p text:style-name="P4"><text:span text:style-name="T6">Scripting in Python - Part 01 - Guide</text:span></text:p>
      <text:list xml:id="list242560733" text:style-name="WWNum1">
        <text:list-item>
          <text:p text:style-name="P11"><text:bookmark text:name="_dbh0n1vac4c8"/>What to do?</text:p>
        </text:list-item>
      </text:list>
      <text:p text:style-name="Standard">In order to learn Python, we will follow free Python Book “A byte of Python”. It is a free book that is available here, <text:a xlink:type="simple" xlink:href="https://python.swaroopch.com/" text:style-name="ListLabel_20_1" text:visited-style-name="ListLabel_20_1"><text:span text:style-name="T9">https://python.swaroopch.com/</text:span></text:a>.</text:p>
      <text:p text:style-name="Standard">Also, the complete book is available in PDF format in our Virtual Classroom (section resources). </text:p>
      <text:p text:style-name="Standard">In each part, we will do a little PDF with only relevant pages of our guide book. In this unit, that document will be “<text:span text:style-name="T10">A byte of Python – Part 1</text:span>”. Read it carefully, test every example and ask questions in our forum :)</text:p>
      <text:p text:style-name="Standard">Before reading it, we recommend you to read this guide completely.</text:p>
      <text:list xml:id="list74735157421274" text:continue-numbering="true" text:style-name="WWNum1">
        <text:list-item>
          <text:p text:style-name="P11"><text:bookmark text:name="_a6n83jeitnby"/>Installing Python</text:p>
        </text:list-item>
      </text:list>
      <text:p text:style-name="Standard">Our book show you how to install Python (is very easy, specially on Linux systems).</text:p>
      <text:p text:style-name="Standard">On Ubuntu distribution or derivates (LUbuntu, Mint, etc.), you can install it simply with command:</text:p>
      <text:p text:style-name="Standard"><text:span text:style-name="T11">sudo apt-get install -y python3 python3-pip</text:span></text:p>
      <text:p text:style-name="Standard">If you use Windows, you can install it downloading it from <text:a xlink:type="simple" xlink:href="https://www.python.org/downloads/" text:style-name="ListLabel_20_1" text:visited-style-name="ListLabel_20_1"><text:span text:style-name="T9">https://www.python.org/downloads/</text:span></text:a> or installing it from Microsoft Store</text:p>
      <text:p text:style-name="Standard"><text:a xlink:type="simple" xlink:href="https://apps.microsoft.com/store/detail/python-39/9P7QFQMJRFP7?hl=es-es&amp;gl=es" text:style-name="ListLabel_20_1" text:visited-style-name="ListLabel_20_1"><text:span text:style-name="T9">https://apps.microsoft.com/store/detail/python-39/9P7QFQMJRFP7?hl=es-es&amp;gl=es</text:span></text:a></text:p>
      <text:list xml:id="list74734545275386" text:continue-numbering="true" text:style-name="WWNum1">
        <text:list-item>
          <text:p text:style-name="P11"><text:bookmark text:name="_rigoh0uj4uc"/>What environment do you recommend?</text:p>
        </text:list-item>
      </text:list>
      <text:p text:style-name="Standard">A byte of Python book recommends environment <text:span text:style-name="T12">PyCharm</text:span>. It is available in from JetBrains. It is a useful environment, but we recommend to use <text:span text:style-name="T12">Visual Studio Code</text:span> <text:s/>and install plugin for Python. You can obtain Visual Studio Code from Visual Studio Code from <text:a xlink:type="simple" xlink:href="https://code.visualstudio.com/" text:style-name="ListLabel_20_1" text:visited-style-name="ListLabel_20_1"><text:span text:style-name="T9">https://code.visualstudio.com/</text:span></text:a> .</text:p>
      <text:p text:style-name="Standard">In this video tutorial, <text:a xlink:type="simple" xlink:href="https://youtu.be/23tzKPBxpO8" text:style-name="ListLabel_20_1" text:visited-style-name="ListLabel_20_1"><text:span text:style-name="T9">https://youtu.be/23tzKPBxpO8</text:span></text:a>, you can watch how to set up Visual Studio Code with Python 3.</text:p>
      <text:list xml:id="list74733271638362" text:continue-numbering="true" text:style-name="WWNum1">
        <text:list-item>
          <text:p text:style-name="P11"><text:bookmark text:name="_evqyq2ta5kn6"/>I have finished reading “A byte of Python – Part 1”. What should I do next?</text:p>
        </text:list-item>
      </text:list>
      <text:p text:style-name="Standard">We have provided several non-assessable activities. They are available in Python Part 1 – Activities file. You should try to solve them and ask doubts in forums. When unit 2 finishes, we will publish solutions with comment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Scripting in Python - Part 01</text:span></text:p>
      </style:header>
      <style:footer>
        <text:p text:style-name="MP4"><text:span text:style-name="MT1">CFGS DAM/DAW<text:tab/><text:tab/>Scripting in Python - Part 01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3" meta:word-count="323" meta:character-count="2022" meta:non-whitespace-character-count="1718"/>
    <meta:generator>LibreOfficeDev/6.0.5.2$Linux_X86_64 LibreOffice_project/</meta:generator>
  </office:meta>
</office:document-meta>
</file>